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30000029B724CC445C15CB8E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99" draw:opacity="50%" draw:textarea-horizontal-align="justify" draw:textarea-vertical-align="middle" draw:auto-grow-height="false" fo:min-height="15.449cm" fo:min-width="12.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99" draw:opacity="5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009cm" svg:height="17.644cm" svg:x="2.078cm" svg:y="6.091cm">
          <draw:image xlink:href="Pictures/10000201000002830000029B724CC445C15CB8E2.png" xlink:type="simple" xlink:show="embed" xlink:actuate="onLoad">
            <text:p/>
          </draw:image>
        </draw:frame>
        <draw:custom-shape draw:style-name="gr2" draw:text-style-name="P2" draw:layer="layout" svg:width="12.68cm" svg:height="15.699cm" svg:x="6.407cm" svg:y="7.02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0T19:03:06.164728013</meta:creation-date>
    <meta:editing-duration>PT26S</meta:editing-duration>
    <meta:editing-cycles>2</meta:editing-cycles>
    <meta:generator>LibreOffice/5.0.4.2$Linux_X86_64 LibreOffice_project/2b9802c1994aa0b7dc6079e128979269cf95bc78</meta:generator>
    <meta:initial-creator>Eduardo Grosclaude</meta:initial-creator>
    <dc:date>2016-03-10T19:03:27.567356379</dc:date>
    <dc:creator>Eduardo Grosclaude</dc:creator>
    <meta:document-statistic meta:object-count="2"/>
  </office:meta>
</office:document-meta>
</file>